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148cm" fo:min-width="0.12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843cm" fo:min-width="0.16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3.353cm" fo:min-width="0.16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968cm" fo:min-width="3.575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63cm" fo:min-width="3.04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531cm" fo:min-width="0.16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4.116cm" fo:min-width="0.166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775cm"/>
      <style:paragraph-properties style:writing-mode="lr-tb"/>
    </style:style>
    <style:style style:name="gr11" style:family="graphic" style:parent-style-name="objectwithoutfill">
      <style:graphic-properties draw:stroke="dash" draw:stroke-dash="Double_20_Dash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16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5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1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1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067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8cm" svg:height="0.636cm" svg:x="4.392cm" svg:y="0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897cm" svg:y1="0.727cm" svg:x2="4.897cm" svg:y2="1.362cm">
          <text:p/>
        </draw:line>
        <draw:line draw:style-name="gr2" draw:text-style-name="P1" draw:layer="layout" svg:x1="4.417cm" svg:y1="0.877cm" svg:x2="5.376cm" svg:y2="0.877cm">
          <text:p/>
        </draw:line>
        <draw:line draw:style-name="gr2" draw:text-style-name="P1" draw:layer="layout" svg:x1="4.897cm" svg:y1="1.353cm" svg:x2="4.658cm" svg:y2="1.67cm">
          <text:p/>
        </draw:line>
        <draw:line draw:style-name="gr2" draw:text-style-name="P1" draw:layer="layout" svg:x1="4.898cm" svg:y1="1.353cm" svg:x2="5.137cm" svg:y2="1.67cm">
          <text:p/>
        </draw:line>
        <draw:custom-shape draw:style-name="gr3" draw:text-style-name="P1" draw:layer="layout" svg:width="0.717cm" svg:height="17.145cm" svg:x="4.659cm" svg:y="3.4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18cm" svg:height="13.655cm" svg:x="9.731cm" svg:y="6.9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27cm" svg:height="1.27cm" svg:x="16.51cm" svg:y="0.317cm">
          <text:p text:style-name="P2">Web applic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95cm" svg:height="1.065cm" svg:x="24.552cm" svg:y="0.399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18cm" svg:height="16.833cm" svg:x="18.345cm" svg:y="3.8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18cm" svg:height="14.418cm" svg:x="26.433cm" svg:y="6.21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377cm" svg:y1="3.805cm" svg:x2="18.442cm" svg:y2="3.805cm">
          <text:p/>
        </draw:line>
        <draw:frame draw:style-name="gr10" draw:text-style-name="P3" draw:layer="layout" svg:width="3.835cm" svg:height="1.025cm" svg:x="12.53cm" svg:y="2.999cm">
          <draw:text-box>
            <text:p>login()</text:p>
          </draw:text-box>
        </draw:frame>
        <draw:line draw:style-name="gr11" draw:text-style-name="P1" draw:layer="layout" svg:x1="18.283cm" svg:y1="4.878cm" svg:x2="5.377cm" svg:y2="4.878cm">
          <text:p/>
        </draw:line>
        <draw:frame draw:style-name="gr12" draw:text-style-name="P3" draw:layer="layout" svg:width="9.271cm" svg:height="1.414cm" svg:x="10.665cm" svg:y="4.072cm">
          <draw:text-box>
            <text:p>show_admin_dashboard()</text:p>
          </draw:text-box>
        </draw:frame>
        <draw:line draw:style-name="gr9" draw:text-style-name="P1" draw:layer="layout" svg:x1="5.377cm" svg:y1="5.95cm" svg:x2="18.442cm" svg:y2="5.95cm">
          <text:p/>
        </draw:line>
        <draw:frame draw:style-name="gr13" draw:text-style-name="P3" draw:layer="layout" svg:width="7.047cm" svg:height="1.782cm" svg:x="11.43cm" svg:y="5.08cm">
          <draw:text-box>
            <text:p>add_product_detail()</text:p>
          </draw:text-box>
        </draw:frame>
        <draw:line draw:style-name="gr11" draw:text-style-name="P1" draw:layer="layout" svg:x1="19.063cm" svg:y1="6.218cm" svg:x2="26.528cm" svg:y2="6.218cm">
          <text:p/>
        </draw:line>
        <draw:frame draw:style-name="gr14" draw:text-style-name="P3" draw:layer="layout" svg:width="7.786cm" svg:height="1.413cm" svg:x="19.374cm" svg:y="5.146cm">
          <draw:text-box>
            <text:p>store_product_detail()</text:p>
          </draw:text-box>
        </draw:frame>
        <draw:line draw:style-name="gr9" draw:text-style-name="P1" draw:layer="layout" svg:x1="10.354cm" svg:y1="7.56cm" svg:x2="18.442cm" svg:y2="7.56cm">
          <text:p/>
        </draw:line>
        <draw:frame draw:style-name="gr10" draw:text-style-name="P3" draw:layer="layout" svg:width="3.835cm" svg:height="1.025cm" svg:x="13.18cm" svg:y="6.641cm">
          <draw:text-box>
            <text:p>register()</text:p>
          </draw:text-box>
        </draw:frame>
        <draw:line draw:style-name="gr11" draw:text-style-name="P1" draw:layer="layout" svg:x1="18.442cm" svg:y1="8.633cm" svg:x2="10.354cm" svg:y2="8.633cm">
          <text:p/>
        </draw:line>
        <draw:frame draw:style-name="gr15" draw:text-style-name="P4" draw:layer="layout" svg:width="9.954cm" svg:height="1.412cm" svg:x="10.353cm" svg:y="8.025cm">
          <draw:text-box>
            <text:p><text:span text:style-name="T1">show_status(registered,not-registered)</text:span></text:p>
          </draw:text-box>
        </draw:frame>
        <draw:line draw:style-name="gr9" draw:text-style-name="P1" draw:layer="layout" svg:x1="10.354cm" svg:y1="9.974cm" svg:x2="18.442cm" svg:y2="9.974cm">
          <text:p/>
        </draw:line>
        <draw:frame draw:style-name="gr10" draw:text-style-name="P3" draw:layer="layout" svg:width="7.465cm" svg:height="1.025cm" svg:x="11.935cm" svg:y="9.169cm">
          <draw:text-box>
            <text:p>select_product()</text:p>
          </draw:text-box>
        </draw:frame>
        <draw:line draw:style-name="gr11" draw:text-style-name="P1" draw:layer="layout" svg:x1="18.442cm" svg:y1="11.205cm" svg:x2="10.354cm" svg:y2="11.205cm">
          <text:p/>
        </draw:line>
        <draw:frame draw:style-name="gr10" draw:text-style-name="P3" draw:layer="layout" svg:width="7.465cm" svg:height="1.025cm" svg:x="11.598cm" svg:y="10.254cm">
          <draw:text-box>
            <text:p>show_product()</text:p>
          </draw:text-box>
        </draw:frame>
        <draw:line draw:style-name="gr9" draw:text-style-name="P1" draw:layer="layout" svg:x1="10.354cm" svg:y1="12.12cm" svg:x2="18.442cm" svg:y2="12.12cm">
          <text:p/>
        </draw:line>
        <draw:frame draw:style-name="gr10" draw:text-style-name="P3" draw:layer="layout" svg:width="7.465cm" svg:height="1.025cm" svg:x="11.286cm" svg:y="11.316cm">
          <draw:text-box>
            <text:p>place_order()</text:p>
          </draw:text-box>
        </draw:frame>
        <draw:line draw:style-name="gr11" draw:text-style-name="P1" draw:layer="layout" svg:x1="18.416cm" svg:y1="13.335cm" svg:x2="10.328cm" svg:y2="13.335cm">
          <text:p/>
        </draw:line>
        <draw:frame draw:style-name="gr10" draw:text-style-name="P3" draw:layer="layout" svg:width="7.465cm" svg:height="1.025cm" svg:x="11.43cm" svg:y="12.382cm">
          <draw:text-box>
            <text:p>display_order()</text:p>
          </draw:text-box>
        </draw:frame>
        <draw:line draw:style-name="gr9" draw:text-style-name="P1" draw:layer="layout" svg:x1="10.328cm" svg:y1="14.605cm" svg:x2="18.416cm" svg:y2="14.605cm">
          <text:p/>
        </draw:line>
        <draw:frame draw:style-name="gr10" draw:text-style-name="P3" draw:layer="layout" svg:width="7.465cm" svg:height="1.025cm" svg:x="11.267cm" svg:y="13.652cm">
          <draw:text-box>
            <text:p>make_payment()</text:p>
          </draw:text-box>
        </draw:frame>
        <draw:line draw:style-name="gr11" draw:text-style-name="P1" draw:layer="layout" svg:x1="18.416cm" svg:y1="16.192cm" svg:x2="10.328cm" svg:y2="16.192cm">
          <text:p/>
        </draw:line>
        <draw:frame draw:style-name="gr10" draw:text-style-name="P3" draw:layer="layout" svg:width="7.465cm" svg:height="1.025cm" svg:x="11.267cm" svg:y="15.24cm">
          <draw:text-box>
            <text:p>payment_status()</text:p>
          </draw:text-box>
        </draw:frame>
        <draw:line draw:style-name="gr11" draw:text-style-name="P1" draw:layer="layout" svg:x1="19.05cm" svg:y1="15.24cm" svg:x2="26.352cm" svg:y2="15.24cm">
          <text:p/>
        </draw:line>
        <draw:frame draw:style-name="gr10" draw:text-style-name="P3" draw:layer="layout" svg:width="7.465cm" svg:height="1.025cm" svg:x="19.205cm" svg:y="14.287cm">
          <draw:text-box>
            <text:p>store_payment_record()</text:p>
          </draw:text-box>
        </draw:frame>
        <draw:line draw:style-name="gr11" draw:text-style-name="P1" draw:layer="layout" svg:x1="18.416cm" svg:y1="17.78cm" svg:x2="10.328cm" svg:y2="17.78cm">
          <text:p/>
        </draw:line>
        <draw:frame draw:style-name="gr16" draw:text-style-name="P3" draw:layer="layout" svg:width="8.255cm" svg:height="1.673cm" svg:x="10.477cm" svg:y="16.755cm">
          <draw:text-box>
            <text:p>display_delivery_status()</text:p>
          </draw:text-box>
        </draw:frame>
        <draw:line draw:style-name="gr11" draw:text-style-name="P1" draw:layer="layout" svg:x1="26.352cm" svg:y1="20.32cm" svg:x2="5.397cm" svg:y2="20.32cm">
          <text:p/>
        </draw:line>
        <draw:frame draw:style-name="gr16" draw:text-style-name="P3" draw:layer="layout" svg:width="8.255cm" svg:height="1.673cm" svg:x="10.795cm" svg:y="19.327cm">
          <draw:text-box>
            <text:p>display_user_status()</text:p>
          </draw:text-box>
        </draw:frame>
        <draw:custom-shape draw:style-name="gr1" draw:text-style-name="P1" draw:layer="layout" svg:width="0.958cm" svg:height="0.636cm" svg:x="9.37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881cm" svg:y1="0.744cm" svg:x2="9.881cm" svg:y2="1.379cm">
          <text:p/>
        </draw:line>
        <draw:line draw:style-name="gr2" draw:text-style-name="P1" draw:layer="layout" svg:x1="9.401cm" svg:y1="0.894cm" svg:x2="10.36cm" svg:y2="0.894cm">
          <text:p/>
        </draw:line>
        <draw:line draw:style-name="gr2" draw:text-style-name="P1" draw:layer="layout" svg:x1="9.881cm" svg:y1="1.37cm" svg:x2="9.642cm" svg:y2="1.687cm">
          <text:p/>
        </draw:line>
        <draw:line draw:style-name="gr2" draw:text-style-name="P1" draw:layer="layout" svg:x1="9.882cm" svg:y1="1.37cm" svg:x2="10.121cm" svg:y2="1.687cm">
          <text:p/>
        </draw:line>
        <draw:frame draw:style-name="gr17" draw:text-style-name="P3" draw:layer="layout" svg:width="3.175cm" svg:height="0.962cm" svg:x="3.81cm" svg:y="1.578cm">
          <draw:text-box>
            <text:p>Dealer</text:p>
          </draw:text-box>
        </draw:frame>
        <draw:frame draw:style-name="gr16" draw:text-style-name="P3" draw:layer="layout" svg:width="3.493cm" svg:height="1.673cm" svg:x="8.572cm" svg:y="1.587cm">
          <draw:text-box>
            <text:p>Customer</text:p>
          </draw:text-box>
        </draw:frame>
        <draw:line draw:style-name="gr18" draw:text-style-name="P1" draw:layer="layout" svg:x1="4.962cm" svg:y1="2.222cm" svg:x2="4.962cm" svg:y2="3.492cm">
          <text:p/>
        </draw:line>
        <draw:line draw:style-name="gr18" draw:text-style-name="P1" draw:layer="layout" svg:x1="10.06cm" svg:y1="2.222cm" svg:x2="10.06cm" svg:y2="6.985cm">
          <text:p/>
        </draw:line>
        <draw:line draw:style-name="gr18" draw:text-style-name="P1" draw:layer="layout" svg:x1="18.732cm" svg:y1="1.587cm" svg:x2="18.732cm" svg:y2="3.81cm">
          <text:p/>
        </draw:line>
        <draw:line draw:style-name="gr18" draw:text-style-name="P1" draw:layer="layout" svg:x1="26.752cm" svg:y1="1.587cm" svg:x2="26.752cm" svg:y2="6.3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08:47:24.142454304</meta:creation-date>
    <dc:date>2023-06-22T10:28:02.923850371</dc:date>
    <meta:editing-duration>PT1H40M39S</meta:editing-duration>
    <meta:editing-cycles>1</meta:editing-cycles>
    <meta:document-statistic meta:object-count="52"/>
    <meta:generator>LibreOffice/7.5.3.2$Linux_X86_64 LibreOffice_project/50$Build-2</meta:generator>
  </office:meta>
</office:document-meta>
</file>